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  <style:style style:name="ce3" style:family="table-cell" style:parent-style-name="Default" style:data-style-name="N118"/>
    <style:style style:name="ce4" style:family="table-cell" style:parent-style-name="Default" style:data-style-name="N11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hyba vah [g]</text:p>
          </table:table-cell>
          <table:table-cell office:value-type="float" office:value="0.0001" calcext:value-type="float">
            <text:p>0,00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hyba šuplery [mm]</text:p>
          </table:table-cell>
          <table:table-cell office:value-type="float" office:value="0.02" calcext:value-type="float">
            <text:p>0,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hyba metru [mm]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hyba času [s]</text:p>
          </table:table-cell>
          <table:table-cell office:value-type="float" office:value="0.0001" calcext:value-type="float">
            <text:p>0,000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ůměr</text:p>
          </table:table-cell>
          <table:table-cell office:value-type="string" calcext:value-type="string">
            <text:p>stat odchylka</text:p>
          </table:table-cell>
          <table:table-cell office:value-type="string" calcext:value-type="string">
            <text:p>sys odchylka</text:p>
          </table:table-cell>
          <table:table-cell office:value-type="string" calcext:value-type="string">
            <text:p>abs odchylka</text:p>
          </table:table-cell>
        </table:table-row>
        <table:table-row table:style-name="ro1">
          <table:table-cell/>
          <table:table-cell office:value-type="string" calcext:value-type="string">
            <text:p>hmotnost kuličky [g]</text:p>
          </table:table-cell>
          <table:table-cell office:value-type="float" office:value="62.3365" calcext:value-type="float">
            <text:p>62,3365</text:p>
          </table:table-cell>
          <table:table-cell table:number-columns-repeated="9"/>
          <table:table-cell table:formula="of:=AVERAGE([.C8:.G8])" office:value-type="float" office:value="62.3365" calcext:value-type="float">
            <text:p>62,3365</text:p>
          </table:table-cell>
          <table:table-cell table:style-name="ce2" office:value-type="float" office:value="0" calcext:value-type="float">
            <text:p>0,0</text:p>
          </table:table-cell>
          <table:table-cell table:formula="of:=[.$C$2]" office:value-type="float" office:value="0.0001" calcext:value-type="float">
            <text:p>0,0001</text:p>
          </table:table-cell>
          <table:table-cell table:formula="of:=SQRT([.N8]*[.N8]+[.O8]*[.O8])" office:value-type="float" office:value="0.0001" calcext:value-type="float">
            <text:p>0,0001</text:p>
          </table:table-cell>
        </table:table-row>
        <table:table-row table:style-name="ro1">
          <table:table-cell/>
          <table:table-cell office:value-type="string" calcext:value-type="string">
            <text:p>d kuličky [mm]</text:p>
          </table:table-cell>
          <table:table-cell table:style-name="ce2" office:value-type="float" office:value="25.63" calcext:value-type="float">
            <text:p>25,6</text:p>
          </table:table-cell>
          <table:table-cell table:style-name="ce2" office:value-type="float" office:value="25.18" calcext:value-type="float">
            <text:p>25,2</text:p>
          </table:table-cell>
          <table:table-cell table:style-name="ce2" office:value-type="float" office:value="25.98" calcext:value-type="float">
            <text:p>26,0</text:p>
          </table:table-cell>
          <table:table-cell table:style-name="ce2" office:value-type="float" office:value="25.18" calcext:value-type="float">
            <text:p>25,2</text:p>
          </table:table-cell>
          <table:table-cell table:style-name="ce2" office:value-type="float" office:value="25.16" calcext:value-type="float">
            <text:p>25,2</text:p>
          </table:table-cell>
          <table:table-cell table:style-name="ce2" table:number-columns-repeated="5"/>
          <table:table-cell table:style-name="ce2" table:formula="of:=AVERAGE([.C9:.G9])" office:value-type="float" office:value="25.426" calcext:value-type="float">
            <text:p>25,4</text:p>
          </table:table-cell>
          <table:table-cell table:style-name="ce2" table:formula="of:=STDEV([.C9:.L9])/SQRT(COUNT([.C9:.G9]))" office:value-type="float" office:value="0.164365446490435" calcext:value-type="float">
            <text:p>0,2</text:p>
          </table:table-cell>
          <table:table-cell table:formula="of:=[.$C$3]" office:value-type="float" office:value="0.02" calcext:value-type="float">
            <text:p>0,02</text:p>
          </table:table-cell>
          <table:table-cell table:style-name="ce2" table:formula="of:=SQRT([.N9]*[.N9]+[.O9]*[.O9])" office:value-type="float" office:value="0.165577776286554" calcext:value-type="float">
            <text:p>0,2</text:p>
          </table:table-cell>
        </table:table-row>
        <table:table-row table:style-name="ro1">
          <table:table-cell/>
          <table:table-cell office:value-type="string" calcext:value-type="string">
            <text:p>r kuličky</text:p>
          </table:table-cell>
          <table:table-cell table:style-name="ce2" table:formula="of:=[.C9]/2" office:value-type="float" office:value="12.815" calcext:value-type="float">
            <text:p>12,8</text:p>
          </table:table-cell>
          <table:table-cell table:style-name="ce2" table:formula="of:=[.D9]/2" office:value-type="float" office:value="12.59" calcext:value-type="float">
            <text:p>12,6</text:p>
          </table:table-cell>
          <table:table-cell table:style-name="ce2" table:formula="of:=[.E9]/2" office:value-type="float" office:value="12.99" calcext:value-type="float">
            <text:p>13,0</text:p>
          </table:table-cell>
          <table:table-cell table:style-name="ce2" table:formula="of:=[.F9]/2" office:value-type="float" office:value="12.59" calcext:value-type="float">
            <text:p>12,6</text:p>
          </table:table-cell>
          <table:table-cell table:style-name="ce2" table:formula="of:=[.G9]/2" office:value-type="float" office:value="12.58" calcext:value-type="float">
            <text:p>12,6</text:p>
          </table:table-cell>
          <table:table-cell table:style-name="ce2" table:number-columns-repeated="5"/>
          <table:table-cell table:style-name="ce2" table:formula="of:=AVERAGE([.C10:.G10])" office:value-type="float" office:value="12.713" calcext:value-type="float">
            <text:p>12,7</text:p>
          </table:table-cell>
          <table:table-cell table:style-name="ce2" table:formula="of:=STDEV([.C10:.L10])/SQRT(COUNT([.C10:.G10]))" office:value-type="float" office:value="0.0821827232452174" calcext:value-type="float">
            <text:p>0,1</text:p>
          </table:table-cell>
          <table:table-cell table:formula="of:=[.$C$3]/2" office:value-type="float" office:value="0.01" calcext:value-type="float">
            <text:p>0,01</text:p>
          </table:table-cell>
          <table:table-cell table:style-name="ce2" table:formula="of:=SQRT([.N10]*[.N10]+[.O10]*[.O10])" office:value-type="float" office:value="0.0827888881432768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l závěsu [mm]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table:number-columns-repeated="8"/>
          <table:table-cell table:style-name="ce2" table:formula="of:=AVERAGE([.C11:.G11])" office:value-type="float" office:value="997.5" calcext:value-type="float">
            <text:p>997,5</text:p>
          </table:table-cell>
          <table:table-cell table:style-name="ce2" table:formula="of:=STDEV([.C11:.L11])/SQRT(COUNT([.C11:.G11]))" office:value-type="float" office:value="0.5" calcext:value-type="float">
            <text:p>0,5</text:p>
          </table:table-cell>
          <table:table-cell table:formula="of:=[.$C$3]" office:value-type="float" office:value="0.02" calcext:value-type="float">
            <text:p>0,02</text:p>
          </table:table-cell>
          <table:table-cell table:style-name="ce2" table:formula="of:=SQRT([.N11]*[.N11]+[.O11]*[.O11])" office:value-type="float" office:value="0.500399840127872" calcext:value-type="float">
            <text:p>0,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8T kuličky [s]</text:p>
          </table:table-cell>
          <table:table-cell office:value-type="float" office:value="16.0867" calcext:value-type="float">
            <text:p>16,0867</text:p>
          </table:table-cell>
          <table:table-cell office:value-type="float" office:value="16.0918" calcext:value-type="float">
            <text:p>16,0918</text:p>
          </table:table-cell>
          <table:table-cell office:value-type="float" office:value="16.0924" calcext:value-type="float">
            <text:p>16,0924</text:p>
          </table:table-cell>
          <table:table-cell office:value-type="float" office:value="16.0899" calcext:value-type="float">
            <text:p>16,0899</text:p>
          </table:table-cell>
          <table:table-cell office:value-type="float" office:value="16.0912" calcext:value-type="float">
            <text:p>16,0912</text:p>
          </table:table-cell>
          <table:table-cell office:value-type="float" office:value="16.0877" calcext:value-type="float">
            <text:p>16,0877</text:p>
          </table:table-cell>
          <table:table-cell office:value-type="float" office:value="16.0904" calcext:value-type="float">
            <text:p>16,0904</text:p>
          </table:table-cell>
          <table:table-cell office:value-type="float" office:value="16.0811" calcext:value-type="float">
            <text:p>16,0811</text:p>
          </table:table-cell>
          <table:table-cell office:value-type="float" office:value="16.0818" calcext:value-type="float">
            <text:p>16,0818</text:p>
          </table:table-cell>
          <table:table-cell office:value-type="float" office:value="16.0898" calcext:value-type="float">
            <text:p>16,0898</text:p>
          </table:table-cell>
          <table:table-cell table:style-name="ce3" table:formula="of:=AVERAGE([.C13:.L13])" office:value-type="float" office:value="16.08828" calcext:value-type="float">
            <text:p>16,0883</text:p>
          </table:table-cell>
          <table:table-cell table:style-name="ce3" table:formula="of:=STDEV([.C13:.L13])/SQRT(COUNT([.C13:.L13]))" office:value-type="float" office:value="0.00126357517474118" calcext:value-type="float">
            <text:p>0,0013</text:p>
          </table:table-cell>
          <table:table-cell table:style-name="ce3" table:formula="of:=[.C5]" office:value-type="float" office:value="0.0001" calcext:value-type="float">
            <text:p>0,0001</text:p>
          </table:table-cell>
          <table:table-cell table:style-name="ce3" table:formula="of:=SQRT([.N13]*[.N13]+[.O13]*[.O13])" office:value-type="float" office:value="0.00126752602427808" calcext:value-type="float">
            <text:p>0,0013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3" table:formula="of:=[.C13]/8" office:value-type="float" office:value="2.0108375" calcext:value-type="float">
            <text:p>2,0108</text:p>
          </table:table-cell>
          <table:table-cell table:style-name="ce3" table:formula="of:=[.D13]/8" office:value-type="float" office:value="2.011475" calcext:value-type="float">
            <text:p>2,0115</text:p>
          </table:table-cell>
          <table:table-cell table:style-name="ce3" table:formula="of:=[.E13]/8" office:value-type="float" office:value="2.01155" calcext:value-type="float">
            <text:p>2,0116</text:p>
          </table:table-cell>
          <table:table-cell table:style-name="ce3" table:formula="of:=[.F13]/8" office:value-type="float" office:value="2.0112375" calcext:value-type="float">
            <text:p>2,0112</text:p>
          </table:table-cell>
          <table:table-cell table:style-name="ce3" table:formula="of:=[.G13]/8" office:value-type="float" office:value="2.0114" calcext:value-type="float">
            <text:p>2,0114</text:p>
          </table:table-cell>
          <table:table-cell table:style-name="ce3" table:formula="of:=[.H13]/8" office:value-type="float" office:value="2.0109625" calcext:value-type="float">
            <text:p>2,0110</text:p>
          </table:table-cell>
          <table:table-cell table:style-name="ce3" table:formula="of:=[.I13]/8" office:value-type="float" office:value="2.0113" calcext:value-type="float">
            <text:p>2,0113</text:p>
          </table:table-cell>
          <table:table-cell table:style-name="ce3" table:formula="of:=[.J13]/8" office:value-type="float" office:value="2.0101375" calcext:value-type="float">
            <text:p>2,0101</text:p>
          </table:table-cell>
          <table:table-cell table:style-name="ce3" table:formula="of:=[.K13]/8" office:value-type="float" office:value="2.010225" calcext:value-type="float">
            <text:p>2,0102</text:p>
          </table:table-cell>
          <table:table-cell table:style-name="ce3" table:formula="of:=[.L13]/8" office:value-type="float" office:value="2.011225" calcext:value-type="float">
            <text:p>2,0112</text:p>
          </table:table-cell>
          <table:table-cell table:style-name="ce3" table:formula="of:=AVERAGE([.C14:.L14])" office:value-type="float" office:value="2.011035" calcext:value-type="float">
            <text:p>2,0110</text:p>
          </table:table-cell>
          <table:table-cell table:style-name="ce3" table:formula="of:=STDEV([.C14:.L14])/SQRT(COUNT([.C14:.L14]))" office:value-type="float" office:value="0.000157946896842647" calcext:value-type="float">
            <text:p>0,0002</text:p>
          </table:table-cell>
          <table:table-cell table:style-name="ce4" table:formula="of:=[.C5]/8" office:value-type="float" office:value="0.0000125" calcext:value-type="float">
            <text:p>0,00001</text:p>
          </table:table-cell>
          <table:table-cell table:style-name="ce3" table:formula="of:=SQRT([.N14]*[.N14]+[.O14]*[.O14])" office:value-type="float" office:value="0.00015844075303476" calcext:value-type="float">
            <text:p>0,0002</text:p>
          </table:table-cell>
        </table:table-row>
        <table:table-row table:style-name="ro1">
          <table:table-cell/>
          <table:table-cell office:value-type="string" calcext:value-type="string">
            <text:p>D rev. Kyvadla [mm]</text:p>
          </table:table-cell>
          <table:table-cell office:value-type="float" office:value="994" calcext:value-type="float">
            <text:p>994</text:p>
          </table:table-cell>
          <table:table-cell table:number-columns-repeated="9"/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8T rev.kyvadla</text:p>
          </table:table-cell>
          <table:table-cell table:style-name="ce3" office:value-type="float" office:value="16.0307" calcext:value-type="float">
            <text:p>16,0307</text:p>
          </table:table-cell>
          <table:table-cell table:style-name="ce3" office:value-type="float" office:value="16.0308" calcext:value-type="float">
            <text:p>16,0308</text:p>
          </table:table-cell>
          <table:table-cell table:style-name="ce3" office:value-type="float" office:value="16.031" calcext:value-type="float">
            <text:p>16,0310</text:p>
          </table:table-cell>
          <table:table-cell table:style-name="ce3" office:value-type="float" office:value="16.0315" calcext:value-type="float">
            <text:p>16,0315</text:p>
          </table:table-cell>
          <table:table-cell table:style-name="ce3" office:value-type="float" office:value="16.03" calcext:value-type="float">
            <text:p>16,0300</text:p>
          </table:table-cell>
          <table:table-cell table:style-name="ce3" office:value-type="float" office:value="16.0307" calcext:value-type="float">
            <text:p>16,0307</text:p>
          </table:table-cell>
          <table:table-cell table:number-columns-repeated="4"/>
          <table:table-cell table:style-name="ce3" table:formula="of:=AVERAGE([.C17:.G17])" office:value-type="float" office:value="16.0308" calcext:value-type="float">
            <text:p>16,0308</text:p>
          </table:table-cell>
          <table:table-cell table:style-name="ce3" table:formula="of:=STDEV([.C17:.L17])/SQRT(COUNT([.C17:.G17]))" office:value-type="float" office:value="0.000218021405676863" calcext:value-type="float">
            <text:p>0,0002</text:p>
          </table:table-cell>
          <table:table-cell table:style-name="ce3" table:formula="of:=[.C5]" office:value-type="float" office:value="0.0001" calcext:value-type="float">
            <text:p>0,0001</text:p>
          </table:table-cell>
          <table:table-cell table:style-name="ce3" table:formula="of:=SQRT([.N17]*[.N17]+[.O17]*[.O17])" office:value-type="float" office:value="0.000239861070900043" calcext:value-type="float">
            <text:p>0,000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vzdálenost závaží [mm]</text:p>
          </table:table-cell>
          <table:table-cell office:value-type="string" calcext:value-type="string">
            <text:p>1. dole [s]</text:p>
          </table:table-cell>
          <table:table-cell office:value-type="string" calcext:value-type="string">
            <text:p>2. dole [s]</text:p>
          </table:table-cell>
          <table:table-cell office:value-type="string" calcext:value-type="string">
            <text:p>průměr [s]</text:p>
          </table:table-cell>
          <table:table-cell office:value-type="string" calcext:value-type="string">
            <text:p>1. nahoře [s]</text:p>
          </table:table-cell>
          <table:table-cell office:value-type="string" calcext:value-type="string">
            <text:p>2. nahoře [s]</text:p>
          </table:table-cell>
          <table:table-cell office:value-type="string" calcext:value-type="string">
            <text:p>průměr [s]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78.4" calcext:value-type="float">
            <text:p>78,40</text:p>
          </table:table-cell>
          <table:table-cell table:style-name="ce3" office:value-type="float" office:value="16.0835" calcext:value-type="float">
            <text:p>16,0835</text:p>
          </table:table-cell>
          <table:table-cell table:style-name="ce3" office:value-type="float" office:value="16.0816" calcext:value-type="float">
            <text:p>16,0816</text:p>
          </table:table-cell>
          <table:table-cell table:style-name="ce3" table:formula="of:=AVERAGE([.C20:.D20])" office:value-type="float" office:value="16.08255" calcext:value-type="float">
            <text:p>16,0826</text:p>
          </table:table-cell>
          <table:table-cell table:style-name="ce3" office:value-type="float" office:value="16.3454" calcext:value-type="float">
            <text:p>16,3454</text:p>
          </table:table-cell>
          <table:table-cell table:style-name="ce3" office:value-type="float" office:value="16.347" calcext:value-type="float">
            <text:p>16,3470</text:p>
          </table:table-cell>
          <table:table-cell table:style-name="ce3" table:formula="of:=AVERAGE([.F20:.G20])" office:value-type="float" office:value="16.3462" calcext:value-type="float">
            <text:p>16,346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76.32" calcext:value-type="float">
            <text:p>76,32</text:p>
          </table:table-cell>
          <table:table-cell table:style-name="ce3" office:value-type="float" office:value="16.0651" calcext:value-type="float">
            <text:p>16,0651</text:p>
          </table:table-cell>
          <table:table-cell table:style-name="ce3" office:value-type="float" office:value="16.0678" calcext:value-type="float">
            <text:p>16,0678</text:p>
          </table:table-cell>
          <table:table-cell table:style-name="ce3" table:formula="of:=AVERAGE([.C21:.D21])" office:value-type="float" office:value="16.06645" calcext:value-type="float">
            <text:p>16,0665</text:p>
          </table:table-cell>
          <table:table-cell table:style-name="ce3" office:value-type="float" office:value="16.2764" calcext:value-type="float">
            <text:p>16,2764</text:p>
          </table:table-cell>
          <table:table-cell table:style-name="ce3" office:value-type="float" office:value="16.2695" calcext:value-type="float">
            <text:p>16,2695</text:p>
          </table:table-cell>
          <table:table-cell table:style-name="ce3" table:formula="of:=AVERAGE([.F21:.G21])" office:value-type="float" office:value="16.27295" calcext:value-type="float">
            <text:p>16,273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73.24" calcext:value-type="float">
            <text:p>73,24</text:p>
          </table:table-cell>
          <table:table-cell table:style-name="ce3" office:value-type="float" office:value="16.0472" calcext:value-type="float">
            <text:p>16,0472</text:p>
          </table:table-cell>
          <table:table-cell table:style-name="ce3" office:value-type="float" office:value="16.0486" calcext:value-type="float">
            <text:p>16,0486</text:p>
          </table:table-cell>
          <table:table-cell table:style-name="ce3" table:formula="of:=AVERAGE([.C22:.D22])" office:value-type="float" office:value="16.0479" calcext:value-type="float">
            <text:p>16,0479</text:p>
          </table:table-cell>
          <table:table-cell table:style-name="ce3" office:value-type="float" office:value="16.1369" calcext:value-type="float">
            <text:p>16,1369</text:p>
          </table:table-cell>
          <table:table-cell table:style-name="ce3" office:value-type="float" office:value="16.1384" calcext:value-type="float">
            <text:p>16,1384</text:p>
          </table:table-cell>
          <table:table-cell table:style-name="ce3" table:formula="of:=AVERAGE([.F22:.G22])" office:value-type="float" office:value="16.13765" calcext:value-type="float">
            <text:p>16,137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71.02" calcext:value-type="float">
            <text:p>71,02</text:p>
          </table:table-cell>
          <table:table-cell table:style-name="ce3" office:value-type="float" office:value="16.0307" calcext:value-type="float">
            <text:p>16,0307</text:p>
          </table:table-cell>
          <table:table-cell table:style-name="ce3" office:value-type="float" office:value="16.0325" calcext:value-type="float">
            <text:p>16,0325</text:p>
          </table:table-cell>
          <table:table-cell table:style-name="ce3" table:formula="of:=AVERAGE([.C23:.D23])" office:value-type="float" office:value="16.0316" calcext:value-type="float">
            <text:p>16,0316</text:p>
          </table:table-cell>
          <table:table-cell table:style-name="ce3" office:value-type="float" office:value="16.0465" calcext:value-type="float">
            <text:p>16,0465</text:p>
          </table:table-cell>
          <table:table-cell table:style-name="ce3" office:value-type="float" office:value="16.0522" calcext:value-type="float">
            <text:p>16,0522</text:p>
          </table:table-cell>
          <table:table-cell table:style-name="ce3" table:formula="of:=AVERAGE([.F23:.G23])" office:value-type="float" office:value="16.04935" calcext:value-type="float">
            <text:p>16,049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69.58" calcext:value-type="float">
            <text:p>69,58</text:p>
          </table:table-cell>
          <table:table-cell table:style-name="ce3" office:value-type="float" office:value="16.0271" calcext:value-type="float">
            <text:p>16,0271</text:p>
          </table:table-cell>
          <table:table-cell table:style-name="ce3" office:value-type="float" office:value="16.0281" calcext:value-type="float">
            <text:p>16,0281</text:p>
          </table:table-cell>
          <table:table-cell table:style-name="ce3" table:formula="of:=AVERAGE([.C24:.D24])" office:value-type="float" office:value="16.0276" calcext:value-type="float">
            <text:p>16,0276</text:p>
          </table:table-cell>
          <table:table-cell table:style-name="ce3" office:value-type="float" office:value="15.9829" calcext:value-type="float">
            <text:p>15,9829</text:p>
          </table:table-cell>
          <table:table-cell table:style-name="ce3" office:value-type="float" office:value="15.98" calcext:value-type="float">
            <text:p>15,9800</text:p>
          </table:table-cell>
          <table:table-cell table:style-name="ce3" table:formula="of:=AVERAGE([.F24:.G24])" office:value-type="float" office:value="15.98145" calcext:value-type="float">
            <text:p>15,981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67.4" calcext:value-type="float">
            <text:p>67,40</text:p>
          </table:table-cell>
          <table:table-cell table:style-name="ce3" office:value-type="float" office:value="16.0149" calcext:value-type="float">
            <text:p>16,0149</text:p>
          </table:table-cell>
          <table:table-cell table:style-name="ce3" office:value-type="float" office:value="16.0127" calcext:value-type="float">
            <text:p>16,0127</text:p>
          </table:table-cell>
          <table:table-cell table:style-name="ce3" table:formula="of:=AVERAGE([.C25:.D25])" office:value-type="float" office:value="16.0138" calcext:value-type="float">
            <text:p>16,0138</text:p>
          </table:table-cell>
          <table:table-cell table:style-name="ce3" office:value-type="float" office:value="15.9135" calcext:value-type="float">
            <text:p>15,9135</text:p>
          </table:table-cell>
          <table:table-cell table:style-name="ce3" office:value-type="float" office:value="15.9142" calcext:value-type="float">
            <text:p>15,9142</text:p>
          </table:table-cell>
          <table:table-cell table:style-name="ce3" table:formula="of:=AVERAGE([.F25:.G25])" office:value-type="float" office:value="15.91385" calcext:value-type="float">
            <text:p>15,9139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78.4" calcext:value-type="float">
            <text:p>78,40</text:p>
          </table:table-cell>
          <table:table-cell table:style-name="ce3" office:value-type="float" office:value="16.08255" calcext:value-type="float">
            <text:p>16,0826</text:p>
          </table:table-cell>
          <table:table-cell table:style-name="ce3" office:value-type="float" office:value="16.3462" calcext:value-type="float">
            <text:p>16,3462</text:p>
          </table:table-cell>
        </table:table-row>
        <table:table-row table:style-name="ro1">
          <table:table-cell office:value-type="float" office:value="76.32" calcext:value-type="float">
            <text:p>76,32</text:p>
          </table:table-cell>
          <table:table-cell table:style-name="ce3" office:value-type="float" office:value="16.06645" calcext:value-type="float">
            <text:p>16,0665</text:p>
          </table:table-cell>
          <table:table-cell table:style-name="ce3" office:value-type="float" office:value="16.27295" calcext:value-type="float">
            <text:p>16,2730</text:p>
          </table:table-cell>
        </table:table-row>
        <table:table-row table:style-name="ro1">
          <table:table-cell office:value-type="float" office:value="73.24" calcext:value-type="float">
            <text:p>73,24</text:p>
          </table:table-cell>
          <table:table-cell table:style-name="ce3" office:value-type="float" office:value="16.0479" calcext:value-type="float">
            <text:p>16,0479</text:p>
          </table:table-cell>
          <table:table-cell table:style-name="ce3" office:value-type="float" office:value="16.13765" calcext:value-type="float">
            <text:p>16,1377</text:p>
          </table:table-cell>
        </table:table-row>
        <table:table-row table:style-name="ro1">
          <table:table-cell office:value-type="float" office:value="71.02" calcext:value-type="float">
            <text:p>71,02</text:p>
          </table:table-cell>
          <table:table-cell table:style-name="ce3" office:value-type="float" office:value="16.0316" calcext:value-type="float">
            <text:p>16,0316</text:p>
          </table:table-cell>
          <table:table-cell table:style-name="ce3" office:value-type="float" office:value="16.04935" calcext:value-type="float">
            <text:p>16,0494</text:p>
          </table:table-cell>
        </table:table-row>
        <table:table-row table:style-name="ro1">
          <table:table-cell office:value-type="float" office:value="69.58" calcext:value-type="float">
            <text:p>69,58</text:p>
          </table:table-cell>
          <table:table-cell table:style-name="ce3" office:value-type="float" office:value="16.0276" calcext:value-type="float">
            <text:p>16,0276</text:p>
          </table:table-cell>
          <table:table-cell table:style-name="ce3" office:value-type="float" office:value="15.98145" calcext:value-type="float">
            <text:p>15,9815</text:p>
          </table:table-cell>
        </table:table-row>
        <table:table-row table:style-name="ro1">
          <table:table-cell office:value-type="float" office:value="67.4" calcext:value-type="float">
            <text:p>67,40</text:p>
          </table:table-cell>
          <table:table-cell table:style-name="ce3" office:value-type="float" office:value="16.0138" calcext:value-type="float">
            <text:p>16,0138</text:p>
          </table:table-cell>
          <table:table-cell table:style-name="ce3" office:value-type="float" office:value="15.91385" calcext:value-type="float">
            <text:p>15,9139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1" loext:min-decimal-places="11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.00.0000</text:date>, <text:time style:data-style-name="N2" text:time-value="08:12:51.0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Derner</meta:initial-creator>
    <meta:creation-date>2017-03-24T12:15:20.840085061</meta:creation-date>
    <dc:date>2017-03-29T09:09:14.859000000</dc:date>
    <meta:editing-duration>PT2H15M22S</meta:editing-duration>
    <meta:editing-cycles>3</meta:editing-cycles>
    <meta:generator>LibreOffice/5.2.5.1$Windows_x86 LibreOffice_project/0312e1a284a7d50ca85a365c316c7abbf20a4d22</meta:generator>
    <meta:document-statistic meta:table-count="2" meta:cell-count="169" meta:object-count="0"/>
  </office:meta>
</office:document-meta>
</file>